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/>
    <style:font-face style:name="Times New Roman" svg:font-family="Times New Roman"/>
  </office:font-face-decls>
  <office:automatic-styles>
    <number:number-style style:name="N0">
      <number:number number:min-integer-digits="1"/>
    </number:number-style>
    <number:number-style style:name="N1000">
      <number:number number:decimal-places="0" number:min-integer-digits="1"/>
    </number:number-style>
    <number:number-style style:name="N1001">
      <number:number number:min-integer-digits="1" number:decimal-places="2"/>
    </number:number-style>
    <number:number-style style:name="N1002">
      <number:number number:min-integer-digits="1" number:decimal-places="3"/>
    </number:number-style>
    <number:number-style style:name="N1003">
      <number:number number:min-integer-digits="1" number:grouping="true" number:decimal-places="0"/>
    </number:number-style>
    <number:number-style style:name="N1004">
      <number:number number:min-integer-digits="1" number:grouping="true" number:decimal-places="2"/>
    </number:number-style>
    <number:number-style style:name="N1005">
      <number:number number:min-integer-digits="1" number:grouping="true" number:decimal-places="3"/>
    </number:number-style>
    <number:percentage-style style:name="N1006">
      <number:number number:decimal-places="0" number:min-integer-digits="1"/>
      <number:text>%</number:text>
    </number:percentage-style>
    <number:percentage-style style:name="N1007">
      <number:number number:min-integer-digits="1" number:decimal-places="2"/>
      <number:text>%</number:text>
    </number:percentage-style>
    <number:percentage-style style:name="N1008">
      <number:number number:min-integer-digits="1" number:decimal-places="3"/>
      <number:text>%</number:text>
    </number:percentage-style>
    <number:number-style style:name="N1009">
      <number:scientific-number number:decimal-places="0" number:min-integer-digits="1" number:min-exponent-digits="2"/>
    </number:number-style>
    <number:number-style style:name="N1010">
      <number:scientific-number number:min-integer-digits="1" number:decimal-places="2" number:min-exponent-digits="2"/>
    </number:number-style>
    <number:number-style style:name="N1011">
      <number:scientific-number number:min-integer-digits="1" number:decimal-places="3" number:min-exponent-digits="2"/>
    </number:number-style>
    <number:currency-style style:name="N1012P0">
      <number:currency-symbol>$</number:currency-symbol>
      <number:text><![CDATA[ ]]></number:text>
      <number:number number:min-integer-digits="1" number:grouping="true" number:decimal-places="2"/>
    </number:currency-style>
    <number:currency-style style:name="N1012P1">
      <number:text>-</number:text>
      <number:currency-symbol>$</number:currency-symbol>
      <number:text><![CDATA[ ]]></number:text>
      <number:number number:min-integer-digits="1" number:grouping="true" number:decimal-places="2"/>
    </number:currency-style>
    <number:currency-style style:name="N1012">
      <number:currency-symbol>$</number:currency-symbol>
      <number:text><![CDATA[ ]]></number:text>
      <number:number number:min-integer-digits="1" number:decimal-places="2"/>
      <style:map style:apply-style-name="N1012P0" style:condition="value()&gt;0"/>
      <style:map style:apply-style-name="N1012P1" style:condition="value()&lt;0"/>
    </number:currency-style>
    <number:currency-style style:name="N1013P0">
      <number:currency-symbol>$</number:currency-symbol>
      <number:text><![CDATA[ ]]></number:text>
      <number:number number:min-integer-digits="1" number:grouping="true" number:decimal-places="2"/>
    </number:currency-style>
    <number:currency-style style:name="N1013P1">
      <style:text-properties fo:color="#FF0000"/>
      <number:text>(</number:text>
      <number:currency-symbol>$</number:currency-symbol>
      <number:text><![CDATA[ ]]></number:text>
      <number:number number:min-integer-digits="1" number:grouping="true" number:decimal-places="2"/>
      <number:text>)</number:text>
    </number:currency-style>
    <number:currency-style style:name="N1013">
      <number:currency-symbol>$</number:currency-symbol>
      <number:text><![CDATA[ ]]></number:text>
      <number:number number:min-integer-digits="1" number:decimal-places="2"/>
      <style:map style:apply-style-name="N1013P0" style:condition="value()&gt;0"/>
      <style:map style:apply-style-name="N1013P1" style:condition="value()&lt;0"/>
    </number:currency-style>
    <number:number-style style:name="N1014">
      <number:fraction number:min-integer-digits="0" number:min-numerator-digits="3" number:min-denominator-digits="3"/>
    </number:number-style>
    <number:date-style style:name="N1015">
      <number:day number:style="long"/>
      <number:text>/</number:text>
      <number:month number:style="long"/>
      <number:text>/</number:text>
      <number:year/>
      <number:text><![CDATA[ ]]></number:text>
      <number:hours number:style="long"/>
      <number:text>:</number:text>
      <number:minutes number:style="long"/>
      <number:text>:</number:text>
      <number:seconds number:style="long"/>
    </number:date-style>
    <number:date-style style:name="N1016">
      <number:day number:style="long"/>
      <number:text>/</number:text>
      <number:month number:style="long"/>
      <number:text>/</number:text>
      <number:year/>
    </number:date-style>
    <number:time-style style:name="N1017">
      <number:hours number:style="long"/>
      <number:text>:</number:text>
      <number:minutes number:style="long"/>
      <number:text>:</number:text>
      <number:seconds number:style="long"/>
    </number:time-style>
    <number:time-style style:name="N1018">
      <number:hours number:style="long"/>
      <number:text>:</number:text>
      <number:minutes number:style="long"/>
      <number:text>:</number:text>
      <number:seconds number:style="long"/>
      <number:text><![CDATA[ ]]></number:text>
      <number:am-pm/>
    </number:time-style>
    <number:date-style style:name="N1019">
      <number:day-of-week number:style="long"/>
      <number:text>,</number:text>
      <number:text><![CDATA[ ]]></number:text>
      <number:day number:style="long"/>
      <number:text>/</number:text>
      <number:month number:style="long"/>
      <number:text>/</number:text>
      <number:year number:style="long"/>
      <number:text><![CDATA[ ]]></number:text>
      <number:hours number:style="long"/>
      <number:text>:</number:text>
      <number:minutes number:style="long"/>
    </number:date-style>
    <number:date-style style:name="N1020">
      <number:day-of-week number:style="long"/>
      <number:text>,</number:text>
      <number:text><![CDATA[ ]]></number:text>
      <number:day number:style="long"/>
      <number:text>/</number:text>
      <number:month number:style="long"/>
      <number:text>/</number:text>
      <number:year number:style="long"/>
      <number:text>; </number:text>
      <number:hours number:style="long"/>
      <number:text>:</number:text>
      <number:minutes number:style="long"/>
    </number:date-style>
    <number:date-style style:name="N1021">
      <number:day number:style="long"/>
      <number:text>/</number:text>
      <number:month number:textual="true"/>
    </number:date-style>
    <number:date-style style:name="N1022">
      <number:month number:textual="true"/>
      <number:text>/</number:text>
      <number:year/>
    </number:date-style>
    <number:date-style style:name="N1023">
      <number:month number:textual="true"/>
      <number:text>-</number:text>
      <number:year/>
    </number:date-style>
    <style:style style:name="co1" style:family="table-column">
      <style:table-column-properties style:column-width="23.217mm" fo:break-before="auto"/>
    </style:style>
    <style:style style:name="ro1" style:family="table-row">
      <style:table-row-properties style:row-height="5.292mm" style:use-optimal-row-height="true" fo:break-before="auto"/>
    </style:style>
    <style:style style:name="ta1" style:family="table" style:master-page-name="PageStyle_5f_My Worksheet">
      <style:table-properties table:display="true"/>
    </style:style>
    <style:style style:name="ta2" style:family="table" style:master-page-name="PageStyle_5f_My Worksheet 2">
      <style:table-properties table:display="true"/>
    </style:style>
    <style:style style:name="ce0" style:family="table-cell" style:parent-style-name="Default"/>
    <style:style style:name="ce1" style:family="table-cell" style:parent-style-name="Default">
      <style:text-properties style:font-name="Arial" fo:font-size="10.0pt" style:font-size-asian="10.0pt" style:font-size-complex="10.0pt" fo:font-weight="bold" style:font-weight-asian="bold" style:font-weight-complex="bold"/>
    </style:style>
    <style:style style:name="ce2" style:family="table-cell" style:parent-style-name="Default">
      <style:text-properties style:font-name="Times New Roman" fo:font-size="16.0pt" style:font-size-asian="16.0pt" style:font-size-complex="16.0pt" fo:color="#FF0000"/>
    </style:style>
    <style:style style:name="ce3" style:family="table-cell" style:parent-style-name="Default" style:data-style-name="N1000"/>
    <style:style style:name="ce4" style:family="table-cell" style:parent-style-name="Default" style:data-style-name="N1001"/>
    <style:style style:name="ce5" style:family="table-cell" style:parent-style-name="Default" style:data-style-name="N1002"/>
    <style:style style:name="ce6" style:family="table-cell" style:parent-style-name="Default" style:data-style-name="N1003"/>
    <style:style style:name="ce7" style:family="table-cell" style:parent-style-name="Default" style:data-style-name="N1004"/>
    <style:style style:name="ce8" style:family="table-cell" style:parent-style-name="Default" style:data-style-name="N1005"/>
    <style:style style:name="ce9" style:family="table-cell" style:parent-style-name="Default" style:data-style-name="N1006"/>
    <style:style style:name="ce10" style:family="table-cell" style:parent-style-name="Default" style:data-style-name="N1007"/>
    <style:style style:name="ce11" style:family="table-cell" style:parent-style-name="Default" style:data-style-name="N1008"/>
    <style:style style:name="ce12" style:family="table-cell" style:parent-style-name="Default" style:data-style-name="N1009"/>
    <style:style style:name="ce13" style:family="table-cell" style:parent-style-name="Default" style:data-style-name="N1010"/>
    <style:style style:name="ce14" style:family="table-cell" style:parent-style-name="Default" style:data-style-name="N1011"/>
    <style:style style:name="ce15" style:family="table-cell" style:parent-style-name="Default" style:data-style-name="N1012"/>
    <style:style style:name="ce16" style:family="table-cell" style:parent-style-name="Default" style:data-style-name="N1013"/>
    <style:style style:name="ce17" style:family="table-cell" style:parent-style-name="Default" style:data-style-name="N1014"/>
    <style:style style:name="ce18" style:family="table-cell" style:parent-style-name="Default" style:data-style-name="N1015"/>
    <style:style style:name="ce19" style:family="table-cell" style:parent-style-name="Default" style:data-style-name="N1016"/>
    <style:style style:name="ce20" style:family="table-cell" style:parent-style-name="Default" style:data-style-name="N1016"/>
    <style:style style:name="ce21" style:family="table-cell" style:parent-style-name="Default" style:data-style-name="N1017"/>
    <style:style style:name="ce22" style:family="table-cell" style:parent-style-name="Default" style:data-style-name="N1017"/>
    <style:style style:name="ce23" style:family="table-cell" style:parent-style-name="Default" style:data-style-name="N1018"/>
    <style:style style:name="ce24" style:family="table-cell" style:parent-style-name="Default" style:data-style-name="N1018"/>
    <style:style style:name="ce25" style:family="table-cell" style:parent-style-name="Default" style:data-style-name="N1019"/>
    <style:style style:name="ce26" style:family="table-cell" style:parent-style-name="Default" style:data-style-name="N1020"/>
    <style:style style:name="ce27" style:family="table-cell" style:parent-style-name="Default" style:data-style-name="N1021"/>
    <style:style style:name="ce28" style:family="table-cell" style:parent-style-name="Default" style:data-style-name="N1022"/>
    <style:style style:name="ce29" style:family="table-cell" style:parent-style-name="Default" style:data-style-name="N1023"/>
  </office:automatic-styles>
  <office:body>
    <office:spreadsheet>
      <table:table table:name="My Worksheet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otal: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date" office:date-value="2017-04-20T21:48:06">
            <text:p>20/04/17 21:48:0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Number formats:</text:p>
          </table:table-cell>
          <table:table-cell table:number-columns-repeated="7"/>
        </table:table-row>
        <table:table-row table:style-name="ro1">
          <table:table-cell office:value-type="string">
            <text:p>nfGeneral</text:p>
          </table:table-cell>
          <table:table-cell office:value-type="float" office:value="1.23456789">
            <text:p>1,23456789</text:p>
          </table:table-cell>
          <table:table-cell office:value-type="float" office:value="-1.23456789">
            <text:p>-1,23456789</text:p>
          </table:table-cell>
          <table:table-cell office:value-type="float" office:value="0.123456789">
            <text:p>0,123456789</text:p>
          </table:table-cell>
          <table:table-cell office:value-type="float" office:value="-0.123456789">
            <text:p>-0,123456789</text:p>
          </table:table-cell>
          <table:table-cell office:value-type="float" office:value="12345.6789">
            <text:p>12345,6789</text:p>
          </table:table-cell>
          <table:table-cell office:value-type="float" office:value="-12345.6789">
            <text:p>-12345,6789</text:p>
          </table:table-cell>
          <table:table-cell office:value-type="float" office:value="8.10000007371">
            <text:p>8,100000073710001</text:p>
          </table:table-cell>
          <table:table-cell office:value-type="float" office:value="-8.10000007371">
            <text:p>-8,100000073710001</text:p>
          </table:table-cell>
        </table:table-row>
        <table:table-row table:style-name="ro1">
          <table:table-cell office:value-type="string">
            <text:p>nfFixed, 0 decimals</text:p>
          </table:table-cell>
          <table:table-cell office:value-type="float" office:value="1.23456789" table:style-name="ce3">
            <text:p>1</text:p>
          </table:table-cell>
          <table:table-cell office:value-type="float" office:value="-1.23456789" table:style-name="ce3">
            <text:p>-1</text:p>
          </table:table-cell>
          <table:table-cell office:value-type="float" office:value="0.123456789" table:style-name="ce3">
            <text:p>0</text:p>
          </table:table-cell>
          <table:table-cell office:value-type="float" office:value="-0.123456789" table:style-name="ce3">
            <text:p>-0</text:p>
          </table:table-cell>
          <table:table-cell office:value-type="float" office:value="12345.6789" table:style-name="ce3">
            <text:p>12346</text:p>
          </table:table-cell>
          <table:table-cell office:value-type="float" office:value="-12345.6789" table:style-name="ce3">
            <text:p>-12346</text:p>
          </table:table-cell>
          <table:table-cell office:value-type="float" office:value="8.10000007371" table:style-name="ce3">
            <text:p>8</text:p>
          </table:table-cell>
          <table:table-cell office:value-type="float" office:value="-8.10000007371" table:style-name="ce3">
            <text:p>-8</text:p>
          </table:table-cell>
        </table:table-row>
        <table:table-row table:style-name="ro1">
          <table:table-cell office:value-type="string">
            <text:p>nfFixed, 2 decimals</text:p>
          </table:table-cell>
          <table:table-cell office:value-type="float" office:value="1.23456789" table:style-name="ce4">
            <text:p>1,23</text:p>
          </table:table-cell>
          <table:table-cell office:value-type="float" office:value="-1.23456789" table:style-name="ce4">
            <text:p>-1,23</text:p>
          </table:table-cell>
          <table:table-cell office:value-type="float" office:value="0.123456789" table:style-name="ce4">
            <text:p>0,12</text:p>
          </table:table-cell>
          <table:table-cell office:value-type="float" office:value="-0.123456789" table:style-name="ce4">
            <text:p>-0,12</text:p>
          </table:table-cell>
          <table:table-cell office:value-type="float" office:value="12345.6789" table:style-name="ce4">
            <text:p>12345,68</text:p>
          </table:table-cell>
          <table:table-cell office:value-type="float" office:value="-12345.6789" table:style-name="ce4">
            <text:p>-12345,68</text:p>
          </table:table-cell>
          <table:table-cell office:value-type="float" office:value="8.10000007371" table:style-name="ce4">
            <text:p>8,10</text:p>
          </table:table-cell>
          <table:table-cell office:value-type="float" office:value="-8.10000007371" table:style-name="ce4">
            <text:p>-8,10</text:p>
          </table:table-cell>
        </table:table-row>
        <table:table-row table:style-name="ro1">
          <table:table-cell office:value-type="string">
            <text:p>nfFixed, 3 decimals</text:p>
          </table:table-cell>
          <table:table-cell office:value-type="float" office:value="1.23456789" table:style-name="ce5">
            <text:p>1,235</text:p>
          </table:table-cell>
          <table:table-cell office:value-type="float" office:value="-1.23456789" table:style-name="ce5">
            <text:p>-1,235</text:p>
          </table:table-cell>
          <table:table-cell office:value-type="float" office:value="0.123456789" table:style-name="ce5">
            <text:p>0,123</text:p>
          </table:table-cell>
          <table:table-cell office:value-type="float" office:value="-0.123456789" table:style-name="ce5">
            <text:p>-0,123</text:p>
          </table:table-cell>
          <table:table-cell office:value-type="float" office:value="12345.6789" table:style-name="ce5">
            <text:p>12345,679</text:p>
          </table:table-cell>
          <table:table-cell office:value-type="float" office:value="-12345.6789" table:style-name="ce5">
            <text:p>-12345,679</text:p>
          </table:table-cell>
          <table:table-cell office:value-type="float" office:value="8.10000007371" table:style-name="ce5">
            <text:p>8,100</text:p>
          </table:table-cell>
          <table:table-cell office:value-type="float" office:value="-8.10000007371" table:style-name="ce5">
            <text:p>-8,100</text:p>
          </table:table-cell>
        </table:table-row>
        <table:table-row table:style-name="ro1">
          <table:table-cell office:value-type="string">
            <text:p>nfFixedTh, 0 decimals</text:p>
          </table:table-cell>
          <table:table-cell office:value-type="float" office:value="1.23456789" table:style-name="ce6">
            <text:p>1</text:p>
          </table:table-cell>
          <table:table-cell office:value-type="float" office:value="-1.23456789" table:style-name="ce6">
            <text:p>-1</text:p>
          </table:table-cell>
          <table:table-cell office:value-type="float" office:value="0.123456789" table:style-name="ce6">
            <text:p>0</text:p>
          </table:table-cell>
          <table:table-cell office:value-type="float" office:value="-0.123456789" table:style-name="ce6">
            <text:p>-0</text:p>
          </table:table-cell>
          <table:table-cell office:value-type="float" office:value="12345.6789" table:style-name="ce6">
            <text:p>12.346</text:p>
          </table:table-cell>
          <table:table-cell office:value-type="float" office:value="-12345.6789" table:style-name="ce6">
            <text:p>-12.346</text:p>
          </table:table-cell>
          <table:table-cell office:value-type="float" office:value="8.10000007371" table:style-name="ce6">
            <text:p>8</text:p>
          </table:table-cell>
          <table:table-cell office:value-type="float" office:value="-8.10000007371" table:style-name="ce6">
            <text:p>-8</text:p>
          </table:table-cell>
        </table:table-row>
        <table:table-row table:style-name="ro1">
          <table:table-cell office:value-type="string">
            <text:p>nfFixedTh, 2 decimals</text:p>
          </table:table-cell>
          <table:table-cell office:value-type="float" office:value="1.23456789" table:style-name="ce7">
            <text:p>1,23</text:p>
          </table:table-cell>
          <table:table-cell office:value-type="float" office:value="-1.23456789" table:style-name="ce7">
            <text:p>-1,23</text:p>
          </table:table-cell>
          <table:table-cell office:value-type="float" office:value="0.123456789" table:style-name="ce7">
            <text:p>0,12</text:p>
          </table:table-cell>
          <table:table-cell office:value-type="float" office:value="-0.123456789" table:style-name="ce7">
            <text:p>-0,12</text:p>
          </table:table-cell>
          <table:table-cell office:value-type="float" office:value="12345.6789" table:style-name="ce7">
            <text:p>12.345,68</text:p>
          </table:table-cell>
          <table:table-cell office:value-type="float" office:value="-12345.6789" table:style-name="ce7">
            <text:p>-12.345,68</text:p>
          </table:table-cell>
          <table:table-cell office:value-type="float" office:value="8.10000007371" table:style-name="ce7">
            <text:p>8,10</text:p>
          </table:table-cell>
          <table:table-cell office:value-type="float" office:value="-8.10000007371" table:style-name="ce7">
            <text:p>-8,10</text:p>
          </table:table-cell>
        </table:table-row>
        <table:table-row table:style-name="ro1">
          <table:table-cell office:value-type="string">
            <text:p>nfFixedTh, 3 decimals</text:p>
          </table:table-cell>
          <table:table-cell office:value-type="float" office:value="1.23456789" table:style-name="ce8">
            <text:p>1,235</text:p>
          </table:table-cell>
          <table:table-cell office:value-type="float" office:value="-1.23456789" table:style-name="ce8">
            <text:p>-1,235</text:p>
          </table:table-cell>
          <table:table-cell office:value-type="float" office:value="0.123456789" table:style-name="ce8">
            <text:p>0,123</text:p>
          </table:table-cell>
          <table:table-cell office:value-type="float" office:value="-0.123456789" table:style-name="ce8">
            <text:p>-0,123</text:p>
          </table:table-cell>
          <table:table-cell office:value-type="float" office:value="12345.6789" table:style-name="ce8">
            <text:p>12.345,679</text:p>
          </table:table-cell>
          <table:table-cell office:value-type="float" office:value="-12345.6789" table:style-name="ce8">
            <text:p>-12.345,679</text:p>
          </table:table-cell>
          <table:table-cell office:value-type="float" office:value="8.10000007371" table:style-name="ce8">
            <text:p>8,100</text:p>
          </table:table-cell>
          <table:table-cell office:value-type="float" office:value="-8.10000007371" table:style-name="ce8">
            <text:p>-8,100</text:p>
          </table:table-cell>
        </table:table-row>
        <table:table-row table:style-name="ro1">
          <table:table-cell office:value-type="string">
            <text:p>nfPercentage, 0 decimals</text:p>
          </table:table-cell>
          <table:table-cell office:value-type="percentage" office:value="1.23456789" table:style-name="ce9">
            <text:p>123%</text:p>
          </table:table-cell>
          <table:table-cell office:value-type="percentage" office:value="-1.23456789" table:style-name="ce9">
            <text:p>-123%</text:p>
          </table:table-cell>
          <table:table-cell office:value-type="percentage" office:value="0.123456789" table:style-name="ce9">
            <text:p>12%</text:p>
          </table:table-cell>
          <table:table-cell office:value-type="percentage" office:value="-0.123456789" table:style-name="ce9">
            <text:p>-12%</text:p>
          </table:table-cell>
          <table:table-cell office:value-type="percentage" office:value="12345.6789" table:style-name="ce9">
            <text:p>1234568%</text:p>
          </table:table-cell>
          <table:table-cell office:value-type="percentage" office:value="-12345.6789" table:style-name="ce9">
            <text:p>-1234568%</text:p>
          </table:table-cell>
          <table:table-cell office:value-type="percentage" office:value="8.10000007371" table:style-name="ce9">
            <text:p>810%</text:p>
          </table:table-cell>
          <table:table-cell office:value-type="percentage" office:value="-8.10000007371" table:style-name="ce9">
            <text:p>-810%</text:p>
          </table:table-cell>
        </table:table-row>
        <table:table-row table:style-name="ro1">
          <table:table-cell office:value-type="string">
            <text:p>nfPercentage, 2 decimals</text:p>
          </table:table-cell>
          <table:table-cell office:value-type="percentage" office:value="1.23456789" table:style-name="ce10">
            <text:p>123,46%</text:p>
          </table:table-cell>
          <table:table-cell office:value-type="percentage" office:value="-1.23456789" table:style-name="ce10">
            <text:p>-123,46%</text:p>
          </table:table-cell>
          <table:table-cell office:value-type="percentage" office:value="0.123456789" table:style-name="ce10">
            <text:p>12,35%</text:p>
          </table:table-cell>
          <table:table-cell office:value-type="percentage" office:value="-0.123456789" table:style-name="ce10">
            <text:p>-12,35%</text:p>
          </table:table-cell>
          <table:table-cell office:value-type="percentage" office:value="12345.6789" table:style-name="ce10">
            <text:p>1234567,89%</text:p>
          </table:table-cell>
          <table:table-cell office:value-type="percentage" office:value="-12345.6789" table:style-name="ce10">
            <text:p>-1234567,89%</text:p>
          </table:table-cell>
          <table:table-cell office:value-type="percentage" office:value="8.10000007371" table:style-name="ce10">
            <text:p>810,00%</text:p>
          </table:table-cell>
          <table:table-cell office:value-type="percentage" office:value="-8.10000007371" table:style-name="ce10">
            <text:p>-810,00%</text:p>
          </table:table-cell>
        </table:table-row>
        <table:table-row table:style-name="ro1">
          <table:table-cell office:value-type="string">
            <text:p>nfPercentage, 3 decimals</text:p>
          </table:table-cell>
          <table:table-cell office:value-type="percentage" office:value="1.23456789" table:style-name="ce11">
            <text:p>123,457%</text:p>
          </table:table-cell>
          <table:table-cell office:value-type="percentage" office:value="-1.23456789" table:style-name="ce11">
            <text:p>-123,457%</text:p>
          </table:table-cell>
          <table:table-cell office:value-type="percentage" office:value="0.123456789" table:style-name="ce11">
            <text:p>12,346%</text:p>
          </table:table-cell>
          <table:table-cell office:value-type="percentage" office:value="-0.123456789" table:style-name="ce11">
            <text:p>-12,346%</text:p>
          </table:table-cell>
          <table:table-cell office:value-type="percentage" office:value="12345.6789" table:style-name="ce11">
            <text:p>1234567,890%</text:p>
          </table:table-cell>
          <table:table-cell office:value-type="percentage" office:value="-12345.6789" table:style-name="ce11">
            <text:p>-1234567,890%</text:p>
          </table:table-cell>
          <table:table-cell office:value-type="percentage" office:value="8.10000007371" table:style-name="ce11">
            <text:p>810,000%</text:p>
          </table:table-cell>
          <table:table-cell office:value-type="percentage" office:value="-8.10000007371" table:style-name="ce11">
            <text:p>-810,000%</text:p>
          </table:table-cell>
        </table:table-row>
        <table:table-row table:style-name="ro1">
          <table:table-cell office:value-type="string">
            <text:p>nfExp, 0 decimals</text:p>
          </table:table-cell>
          <table:table-cell office:value-type="float" office:value="1.23456789" table:style-name="ce12">
            <text:p>1E+00</text:p>
          </table:table-cell>
          <table:table-cell office:value-type="float" office:value="-1.23456789" table:style-name="ce12">
            <text:p>-1E+00</text:p>
          </table:table-cell>
          <table:table-cell office:value-type="float" office:value="0.123456789" table:style-name="ce12">
            <text:p>1E-01</text:p>
          </table:table-cell>
          <table:table-cell office:value-type="float" office:value="-0.123456789" table:style-name="ce12">
            <text:p>-1E-01</text:p>
          </table:table-cell>
          <table:table-cell office:value-type="float" office:value="12345.6789" table:style-name="ce12">
            <text:p>1E+04</text:p>
          </table:table-cell>
          <table:table-cell office:value-type="float" office:value="-12345.6789" table:style-name="ce12">
            <text:p>-1E+04</text:p>
          </table:table-cell>
          <table:table-cell office:value-type="float" office:value="8.10000007371" table:style-name="ce12">
            <text:p>8E+00</text:p>
          </table:table-cell>
          <table:table-cell office:value-type="float" office:value="-8.10000007371" table:style-name="ce12">
            <text:p>-8E+00</text:p>
          </table:table-cell>
        </table:table-row>
        <table:table-row table:style-name="ro1">
          <table:table-cell office:value-type="string">
            <text:p>nfExp, 2 decimals</text:p>
          </table:table-cell>
          <table:table-cell office:value-type="float" office:value="1.23456789" table:style-name="ce13">
            <text:p>1,23E+00</text:p>
          </table:table-cell>
          <table:table-cell office:value-type="float" office:value="-1.23456789" table:style-name="ce13">
            <text:p>-1,23E+00</text:p>
          </table:table-cell>
          <table:table-cell office:value-type="float" office:value="0.123456789" table:style-name="ce13">
            <text:p>1,23E-01</text:p>
          </table:table-cell>
          <table:table-cell office:value-type="float" office:value="-0.123456789" table:style-name="ce13">
            <text:p>-1,23E-01</text:p>
          </table:table-cell>
          <table:table-cell office:value-type="float" office:value="12345.6789" table:style-name="ce13">
            <text:p>1,23E+04</text:p>
          </table:table-cell>
          <table:table-cell office:value-type="float" office:value="-12345.6789" table:style-name="ce13">
            <text:p>-1,23E+04</text:p>
          </table:table-cell>
          <table:table-cell office:value-type="float" office:value="8.10000007371" table:style-name="ce13">
            <text:p>8,10E+00</text:p>
          </table:table-cell>
          <table:table-cell office:value-type="float" office:value="-8.10000007371" table:style-name="ce13">
            <text:p>-8,10E+00</text:p>
          </table:table-cell>
        </table:table-row>
        <table:table-row table:style-name="ro1">
          <table:table-cell office:value-type="string">
            <text:p>nfExp, 3 decimals</text:p>
          </table:table-cell>
          <table:table-cell office:value-type="float" office:value="1.23456789" table:style-name="ce14">
            <text:p>1,235E+00</text:p>
          </table:table-cell>
          <table:table-cell office:value-type="float" office:value="-1.23456789" table:style-name="ce14">
            <text:p>-1,235E+00</text:p>
          </table:table-cell>
          <table:table-cell office:value-type="float" office:value="0.123456789" table:style-name="ce14">
            <text:p>1,235E-01</text:p>
          </table:table-cell>
          <table:table-cell office:value-type="float" office:value="-0.123456789" table:style-name="ce14">
            <text:p>-1,235E-01</text:p>
          </table:table-cell>
          <table:table-cell office:value-type="float" office:value="12345.6789" table:style-name="ce14">
            <text:p>1,235E+04</text:p>
          </table:table-cell>
          <table:table-cell office:value-type="float" office:value="-12345.6789" table:style-name="ce14">
            <text:p>-1,235E+04</text:p>
          </table:table-cell>
          <table:table-cell office:value-type="float" office:value="8.10000007371" table:style-name="ce14">
            <text:p>8,100E+00</text:p>
          </table:table-cell>
          <table:table-cell office:value-type="float" office:value="-8.10000007371" table:style-name="ce14">
            <text:p>-8,100E+00</text:p>
          </table:table-cell>
        </table:table-row>
        <table:table-row table:style-name="ro1">
          <table:table-cell office:value-type="string">
            <text:p>nfCurrency, 2 decimals</text:p>
          </table:table-cell>
          <table:table-cell office:value-type="currency" office:value="1.23456789" table:style-name="ce15">
            <text:p>$ 1,23</text:p>
          </table:table-cell>
          <table:table-cell office:value-type="currency" office:value="-1.23456789" table:style-name="ce15">
            <text:p>-$ 1,23</text:p>
          </table:table-cell>
          <table:table-cell office:value-type="currency" office:value="0.123456789" table:style-name="ce15">
            <text:p>$ 0,12</text:p>
          </table:table-cell>
          <table:table-cell office:value-type="currency" office:value="-0.123456789" table:style-name="ce15">
            <text:p>-$ 0,12</text:p>
          </table:table-cell>
          <table:table-cell office:value-type="currency" office:value="12345.6789" table:style-name="ce15">
            <text:p>$ 12.345,68</text:p>
          </table:table-cell>
          <table:table-cell office:value-type="currency" office:value="-12345.6789" table:style-name="ce15">
            <text:p>-$ 12.345,68</text:p>
          </table:table-cell>
          <table:table-cell office:value-type="currency" office:value="8.10000007371" table:style-name="ce15">
            <text:p>$ 8,10</text:p>
          </table:table-cell>
          <table:table-cell office:value-type="currency" office:value="-8.10000007371" table:style-name="ce15">
            <text:p>-$ 8,10</text:p>
          </table:table-cell>
        </table:table-row>
        <table:table-row table:style-name="ro1">
          <table:table-cell office:value-type="string">
            <text:p>nfCurrencyRed, 2 decimals, &gt;0: $ 1000, &lt;0: ($ 1000)</text:p>
          </table:table-cell>
          <table:table-cell office:value-type="currency" office:value="1.23456789" table:style-name="ce16">
            <text:p>$ 1,23</text:p>
          </table:table-cell>
          <table:table-cell office:value-type="currency" office:value="-1.23456789" table:style-name="ce16">
            <text:p>($ 1,23)</text:p>
          </table:table-cell>
          <table:table-cell office:value-type="currency" office:value="0.123456789" table:style-name="ce16">
            <text:p>$ 0,12</text:p>
          </table:table-cell>
          <table:table-cell office:value-type="currency" office:value="-0.123456789" table:style-name="ce16">
            <text:p>($ 0,12)</text:p>
          </table:table-cell>
          <table:table-cell office:value-type="currency" office:value="12345.6789" table:style-name="ce16">
            <text:p>$ 12.345,68</text:p>
          </table:table-cell>
          <table:table-cell office:value-type="currency" office:value="-12345.6789" table:style-name="ce16">
            <text:p>($ 12.345,68)</text:p>
          </table:table-cell>
          <table:table-cell office:value-type="currency" office:value="8.10000007371" table:style-name="ce16">
            <text:p>$ 8,10</text:p>
          </table:table-cell>
          <table:table-cell office:value-type="currency" office:value="-8.10000007371" table:style-name="ce16">
            <text:p>($ 8,10)</text:p>
          </table:table-cell>
        </table:table-row>
        <table:table-row table:style-name="ro1">
          <table:table-cell office:value-type="string">
            <text:p>nfFraction, 2 digits</text:p>
          </table:table-cell>
          <table:table-cell office:value-type="float" office:value="1.23456789" table:style-name="ce17">
            <text:p>1  19/ 81</text:p>
          </table:table-cell>
          <table:table-cell office:value-type="float" office:value="-1.23456789" table:style-name="ce17">
            <text:p>-1  19/ 81</text:p>
          </table:table-cell>
          <table:table-cell office:value-type="float" office:value="0.123456789" table:style-name="ce17">
            <text:p> 10/ 81</text:p>
          </table:table-cell>
          <table:table-cell office:value-type="float" office:value="-0.123456789" table:style-name="ce17">
            <text:p>- 10/ 81</text:p>
          </table:table-cell>
          <table:table-cell office:value-type="float" office:value="12345.6789" table:style-name="ce17">
            <text:p>12345  74/109</text:p>
          </table:table-cell>
          <table:table-cell office:value-type="float" office:value="-12345.6789" table:style-name="ce17">
            <text:p>-12345  74/109</text:p>
          </table:table-cell>
          <table:table-cell office:value-type="float" office:value="8.10000007371" table:style-name="ce17">
            <text:p>8   1/ 10</text:p>
          </table:table-cell>
          <table:table-cell office:value-type="float" office:value="-8.10000007371" table:style-name="ce17">
            <text:p>-8   1/ 1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ome date/time values in various formats:</text:p>
          </table:table-cell>
          <table:table-cell table:number-columns-repeated="7"/>
        </table:table-row>
        <table:table-row table:style-name="ro1">
          <table:table-cell office:value-type="string">
            <text:p>nfShortDateTime</text:p>
          </table:table-cell>
          <table:table-cell office:value-type="date" office:date-value="2012-01-01T09:01:02" table:style-name="ce18">
            <text:p>01/01/12 09:01:02</text:p>
          </table:table-cell>
          <table:table-cell office:value-type="date" office:date-value="2012-12-01T21:01:02" table:style-name="ce18">
            <text:p>01/12/12 21:01:02</text:p>
          </table:table-cell>
          <table:table-cell table:number-columns-repeated="5"/>
        </table:table-row>
        <table:table-row table:style-name="ro1">
          <table:table-cell office:value-type="string">
            <text:p>nfShortDate</text:p>
          </table:table-cell>
          <table:table-cell office:value-type="date" office:date-value="2012-01-01T09:01:02" table:style-name="ce19">
            <text:p>01/01/12</text:p>
          </table:table-cell>
          <table:table-cell office:value-type="date" office:date-value="2012-12-01T21:01:02" table:style-name="ce19">
            <text:p>01/12/12</text:p>
          </table:table-cell>
          <table:table-cell table:number-columns-repeated="5"/>
        </table:table-row>
        <table:table-row table:style-name="ro1">
          <table:table-cell office:value-type="string">
            <text:p>nfLongDate</text:p>
          </table:table-cell>
          <table:table-cell office:value-type="date" office:date-value="2012-01-01T09:01:02" table:style-name="ce20">
            <text:p>01/01/12</text:p>
          </table:table-cell>
          <table:table-cell office:value-type="date" office:date-value="2012-12-01T21:01:02" table:style-name="ce20">
            <text:p>01/12/12</text:p>
          </table:table-cell>
          <table:table-cell table:number-columns-repeated="5"/>
        </table:table-row>
        <table:table-row table:style-name="ro1">
          <table:table-cell office:value-type="string">
            <text:p>nfShortTime</text:p>
          </table:table-cell>
          <table:table-cell office:value-type="time" office:time-value="PT09H01M02S" table:style-name="ce21">
            <text:p>09:01:02</text:p>
          </table:table-cell>
          <table:table-cell office:value-type="time" office:time-value="PT21H01M02S" table:style-name="ce21">
            <text:p>21:01:02</text:p>
          </table:table-cell>
          <table:table-cell table:number-columns-repeated="5"/>
        </table:table-row>
        <table:table-row table:style-name="ro1">
          <table:table-cell office:value-type="string">
            <text:p>nfLongTime</text:p>
          </table:table-cell>
          <table:table-cell office:value-type="time" office:time-value="PT09H01M02S" table:style-name="ce22">
            <text:p>09:01:02</text:p>
          </table:table-cell>
          <table:table-cell office:value-type="time" office:time-value="PT21H01M02S" table:style-name="ce22">
            <text:p>21:01:02</text:p>
          </table:table-cell>
          <table:table-cell table:number-columns-repeated="5"/>
        </table:table-row>
        <table:table-row table:style-name="ro1">
          <table:table-cell office:value-type="string">
            <text:p>nfShortTimeAM</text:p>
          </table:table-cell>
          <table:table-cell office:value-type="time" office:time-value="PT09H01M02S" table:style-name="ce23">
            <text:p>09:01:02 AM</text:p>
          </table:table-cell>
          <table:table-cell office:value-type="time" office:time-value="PT21H01M02S" table:style-name="ce23">
            <text:p>09:01:02 PM</text:p>
          </table:table-cell>
          <table:table-cell table:number-columns-repeated="5"/>
        </table:table-row>
        <table:table-row table:style-name="ro1">
          <table:table-cell office:value-type="string">
            <text:p>nfLongTimeAM</text:p>
          </table:table-cell>
          <table:table-cell office:value-type="time" office:time-value="PT09H01M02S" table:style-name="ce24">
            <text:p>09:01:02 AM</text:p>
          </table:table-cell>
          <table:table-cell office:value-type="time" office:time-value="PT21H01M02S" table:style-name="ce24">
            <text:p>09:01:02 PM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ome custom formats</text:p>
          </table:table-cell>
          <table:table-cell table:number-columns-repeated="7"/>
        </table:table-row>
        <table:table-row table:style-name="ro1">
          <table:table-cell office:value-type="string">
            <text:p>nfCustom, dddd, dd/mm/yyyy\; hh:nn</text:p>
          </table:table-cell>
          <table:table-cell office:value-type="date" office:date-value="2012-01-01T09:01:02" table:style-name="ce25">
            <text:p>domingo, 01/01/2012; 09:01</text:p>
          </table:table-cell>
          <table:table-cell office:value-type="date" office:date-value="2012-12-01T21:01:02" table:style-name="ce25">
            <text:p>sábado, 01/12/2012; 21:01</text:p>
          </table:table-cell>
          <table:table-cell office:value-type="string">
            <text:p>The semicolon must be escaped otherwise it would be misunderstood as a section separator.</text:p>
          </table:table-cell>
          <table:table-cell office:value-type="string">
            <text:p>This format is not displayed correctly by Open/LibreOffice.</text:p>
          </table:table-cell>
          <table:table-cell table:number-columns-repeated="3"/>
        </table:table-row>
        <table:table-row table:style-name="ro1">
          <table:table-cell office:value-type="string">
            <text:p>nfCustom, dddd, dd/mm/yyyy"; "hh:nn</text:p>
          </table:table-cell>
          <table:table-cell office:value-type="date" office:date-value="2012-01-01T09:01:02" table:style-name="ce26">
            <text:p>domingo, 01/01/2012; 09:01</text:p>
          </table:table-cell>
          <table:table-cell office:value-type="date" office:date-value="2012-12-01T21:01:02" table:style-name="ce26">
            <text:p>sábado, 01/12/2012; 21:01</text:p>
          </table:table-cell>
          <table:table-cell office:value-type="string">
            <text:p>The semicolon must be escaped otherwise it would be misunderstood as a section separator.</text:p>
          </table:table-cell>
          <table:table-cell office:value-type="string">
            <text:p>This format is not displayed correctly by Open/LibreOffice.</text:p>
          </table:table-cell>
          <table:table-cell table:number-columns-repeated="3"/>
        </table:table-row>
        <table:table-row table:style-name="ro1">
          <table:table-cell office:value-type="string">
            <text:p>nfCustom, dd/mmm</text:p>
          </table:table-cell>
          <table:table-cell office:value-type="date" office:date-value="2012-01-01T09:01:02" table:style-name="ce27">
            <text:p>01/ene</text:p>
          </table:table-cell>
          <table:table-cell office:value-type="date" office:date-value="2012-12-01T21:01:02" table:style-name="ce27">
            <text:p>01/dic</text:p>
          </table:table-cell>
          <table:table-cell office:value-type="string">
            <text:p>The slash is replaced by the date or time separator of the FormatSettings</text:p>
          </table:table-cell>
          <table:table-cell table:number-columns-repeated="4"/>
        </table:table-row>
        <table:table-row table:style-name="ro1">
          <table:table-cell office:value-type="string">
            <text:p>nfCustom, mmm/yy</text:p>
          </table:table-cell>
          <table:table-cell office:value-type="date" office:date-value="2012-01-01T09:01:02" table:style-name="ce28">
            <text:p>ene/12</text:p>
          </table:table-cell>
          <table:table-cell office:value-type="date" office:date-value="2012-12-01T21:01:02" table:style-name="ce28">
            <text:p>dic/12</text:p>
          </table:table-cell>
          <table:table-cell office:value-type="string">
            <text:p>The slash is replaced by the date or time separator of the FormatSettings</text:p>
          </table:table-cell>
          <table:table-cell table:number-columns-repeated="4"/>
        </table:table-row>
        <table:table-row table:style-name="ro1">
          <table:table-cell office:value-type="string">
            <text:p>nfCustom, mmm-yy</text:p>
          </table:table-cell>
          <table:table-cell office:value-type="date" office:date-value="2012-01-01T09:01:02" table:style-name="ce29">
            <text:p>ene-12</text:p>
          </table:table-cell>
          <table:table-cell office:value-type="date" office:date-value="2012-12-01T21:01:02" table:style-name="ce29">
            <text:p>dic-12</text:p>
          </table:table-cell>
          <table:table-cell office:value-type="string">
            <text:p>The dash is used literally</text:p>
          </table:table-cell>
          <table:table-cell table:number-columns-repeated="4"/>
        </table:table-row>
      </table:table>
      <table:table table:name="My Worksheet 2" table:style-name="ta2">
        <table:table-column table:style-name="co1" table:default-cell-style-name="Default"/>
        <table:table-row table:style-name="ro1">
          <table:table-cell table:number-columns-repeated="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draw="urn:oasis:names:tc:opendocument:xmlns:drawing:1.0" xmlns:v="urn:schemas-microsoft-com:vml">
  <office:font-face-decls>
    <style:font-face style:name="Arial" svg:font-family="Arial"/>
    <style:font-face style:name="Times New Roman" svg:font-family="Times New Roman"/>
  </office:font-face-decls>
  <office:styles>
    <style:style style:name="Default" style:family="table-cell">
      <style:text-properties style:font-name="Arial" fo:font-size="10.0pt"/>
    </style:style>
  </office:styles>
  <office:automatic-styles>
    <style:page-layout style:name="Mpm1">
      <style:page-layout-properties fo:margin-top="1.25cm" fo:margin-bottom="1.25cm" fo:margin-left="1.905cm" fo:margin-right="1.905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  <style:page-layout style:name="Mpm3">
      <style:page-layout-properties fo:page-width="210.00mm" fo:page-height="297.00mm" fo:margin-top="20.00mm" fo:margin-bottom="20.00mm" fo:margin-left="17.78mm" fo:margin-right="17.78mm" style:first-page-number="continue" style:scale-to="100%" style:print="charts drawings objects zero-values"/>
      <style:header-style>
        <style:header-footer-properties fo:margin-left="0mm" fo:margin-right="0mm" svg:height="12.38mm" fo:margin-bottom="0.00mm" fo:background-color="transparent"/>
      </style:header-style>
      <style:footer-style>
        <style:header-footer-properties fo:margin-left="0mm" fo:margin-right="0mm" svg:height="12.38mm" fo:margin-top="0.00mm" fo:background-color="transparent"/>
      </style:footer-style>
    </style:page-layout>
    <style:page-layout style:name="Mpm4">
      <style:page-layout-properties fo:page-width="210.00mm" fo:page-height="297.00mm" fo:margin-top="20.00mm" fo:margin-bottom="20.00mm" fo:margin-left="17.78mm" fo:margin-right="17.78mm" style:first-page-number="continue" style:scale-to="100%" style:print="charts drawings objects zero-values"/>
      <style:header-style>
        <style:header-footer-properties fo:margin-left="0mm" fo:margin-right="0mm" svg:height="12.38mm" fo:margin-bottom="0.00mm" fo:background-color="transparent"/>
      </style:header-style>
      <style:footer-style>
        <style:header-footer-properties fo:margin-left="0mm" fo:margin-right="0mm" svg:height="12.38mm" fo:margin-top="0.00mm" fo:background-color="transparent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PageStyle_5f_My Worksheet" style:display-name="PageStyle_My Worksheet" style:page-layout-name="Mpm3">
      <style:header style:display="false"/>
      <style:footer style:display="false"/>
    </style:master-page>
    <style:master-page style:name="PageStyle_5f_My Worksheet 2" style:display-name="PageStyle_My Worksheet 2" style:page-layout-name="Mpm4">
      <style:header style:display="false"/>
      <style:footer style:display="false"/>
    </style:master-page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xmlns="http://schemas.openxmlformats.org/officeDocument/2006/extended-properties" xmlns:ex="http://schemas.openxmlformats.org/officeDocument/2006/extended-properties">
  <office:meta>
    <meta:generator>FPSpreadsheet Library</meta:generator>
    <meta:document-statistic/>
  </office:meta>
</office:document-meta>
</file>